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style:text-properties fo:font-weight="bold" style:font-weight-asian="bold" style:font-weight-complex="bold" fo:font-size="14pt" style:font-size-asian="14pt" style:font-size-complex="14pt" fo:language="en" fo:country="US"/>
    </style:style>
    <style:style style:name="P2" style:parent-style-name="Βασικό" style:family="paragraph">
      <style:text-properties fo:font-size="14pt" style:font-size-asian="14pt" style:font-size-complex="14pt" fo:language="en" fo:country="US"/>
    </style:style>
    <style:style style:name="P3" style:parent-style-name="Βασικό" style:family="paragraph">
      <style:text-properties fo:font-size="14pt" style:font-size-asian="14pt" style:font-size-complex="14pt" fo:language="en" fo:country="US"/>
    </style:style>
    <style:style style:name="P4" style:parent-style-name="Βασικό" style:family="paragraph">
      <style:text-properties fo:font-size="14pt" style:font-size-asian="14pt" style:font-size-complex="14pt" fo:language="en" fo:country="US"/>
    </style:style>
    <style:style style:name="P5" style:parent-style-name="Βασικό" style:family="paragraph">
      <style:text-properties fo:font-weight="bold" style:font-weight-asian="bold" style:font-weight-complex="bold" fo:font-size="14pt" style:font-size-asian="14pt" style:font-size-complex="14pt" fo:language="en" fo:country="US"/>
    </style:style>
    <style:style style:name="T6" style:parent-style-name="Προεπιλεγμένηγραμματοσειρά" style:family="text">
      <style:text-properties fo:font-size="14pt" style:font-size-asian="14pt" style:font-size-complex="14pt" fo:language="en" fo:country="US"/>
    </style:style>
    <style:style style:name="T7" style:parent-style-name="Προεπιλεγμένηγραμματοσειρά" style:family="text">
      <style:text-properties fo:font-size="14pt" style:font-size-asian="14pt" style:font-size-complex="14pt" fo:language="en" fo:country="US"/>
    </style:style>
    <style:style style:name="T8" style:parent-style-name="Προεπιλεγμένηγραμματοσειρά" style:family="text">
      <style:text-properties fo:font-size="14pt" style:font-size-asian="14pt" style:font-size-complex="14pt" fo:language="en" fo:country="US"/>
    </style:style>
  </office:automatic-styles>
  <office:body>
    <office:text text:use-soft-page-breaks="true">
      <text:p text:style-name="P1">Planning:</text:p>
      <text:p text:style-name="P2">As a team, we believe in staying organized and efficient. To ensure smooth progress, we do regular check-ins every Thursday, one day before the deadline of each assignment, and we have meetings every Tuesday to make sure everyone is on track with the project. On those meetings we also focus on exchanging ideas and address any challenges we may face. We even extend them further to divide the tasks of the current week to the members of our team. When it comes to doing so, we try to focus on each person’s strengths so we assign work based on people’s skills. For this, we use GitLab’s milestones and issues to have a clear view of each person’s duties and progress. We value good time management, so we encourage everyone to plan their piece of work given by the team accordingly.<text:s/></text:p>
      <text:p text:style-name="P3">To avoid confusions, the chair of each week takes charge of submitting the weekly assignment. Last but not least, we discourage the habit of leaving submissions and commits until last minute. This ensures higher quality of work and allows adequate time for review and improvement before deadlines. Overall, our approach emphasizes communication, collaboration, and efficiency to achieve our goals effectively.</text:p>
      <text:p text:style-name="P4"/>
      <text:p text:style-name="P5"><text:s/>Dealing with conflicts:</text:p>
      <text:p text:style-name="Βασικό"><text:span text:style-name="T6">As a team of six students developing a project, we understand that conflicts may arise and we’re committed to resolve them. First of all, we strongly believe that prevention of disagreements is key. This is why, in our community, each one of us has clearly defined roles and responsibilities within the project. This ensures that everyone understands their contribution, reducing misunderstanding that can lead to fights. Unfortunately, conflicts are almost inevitable, but once they occur, we prioritize constructive dialogue that will optimistically lead to their resolution.<text:s/></text:span></text:p>
      <text:p text:style-name="Βασικό"><text:span text:style-name="T7">We try to create a culture of respect and empathy that enables us to consider each other’s perspectives and collaborate efficiently even when we don’t fully agree with each other’s opinions. Therefore, we recognize the importance of compromise and we aim to find intermediate solutions to problems that may arise. We are aware however that some<text:s/></text:span><text:soft-page-break/><text:span text:style-name="T8">conflicts may require outside assistance and in such cases, we seek help from our team’s Teaching Assistant or the lecturers in most extreme scenarios. Nevertheless, our goal is to address conflicts efficiently and achieve a positive and harmonious atmosphere that will lead to the completion of the project and course succes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Fontdeparagrafimplicit" style:display-name="Font de paragraf implicit" style:family="text"/>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a zbainou</meta:initial-creator>
    <dc:creator>Daniel Dumitru</dc:creator>
    <meta:creation-date>2024-02-24T20:32:00Z</meta:creation-date>
    <dc:date>2024-03-01T19:10:00Z</dc:date>
    <meta:template xlink:href="Normal" xlink:type="simple"/>
    <meta:editing-cycles>4</meta:editing-cycles>
    <meta:editing-duration>PT156000S</meta:editing-duration>
    <meta:document-statistic meta:page-count="2" meta:paragraph-count="4" meta:word-count="370" meta:character-count="2479" meta:row-count="17" meta:non-whitespace-character-count="2113"/>
  </office:meta>
</office:document-meta>
</file>